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3">25/01/2016</text:p>
      <text:p text:style-name="P3"><text:tab/>•<text:tab/>Création de l’UML de notre jeu via GenMyModel. (Equipe)</text:p>
      <text:p text:style-name="P3"><text:tab/>•<text:tab/>Factorisation des Walls dans Universe.java. (Aymeric)</text:p>
      <text:p text:style-name="P3"><text:tab/>•<text:tab/>Création de Mocks et mise a jour des tests d’Entity.(Aymeric)</text:p>
      <text:p text:style-name="P3"><text:tab/>•<text:tab/>Changement de variables(passage en final) et de package (Aymeric)</text:p>
      <text:p text:style-name="P3"><text:tab/>•<text:tab/>Test de l’exception dans la fonction killed et de la méthode isAlive de la classe Player.java (Charles)</text:p>
      <text:p text:style-name="P3"><text:tab/>•<text:tab/>Création des tests pour la classe BombermanRulesApplier.java (Charles)</text:p>
      <text:p text:style-name="P3"><text:tab/>•<text:tab/>Ajout de commentaires pour tous les constructeurs et les méthodes restantes et suppression d’imports superflus (Charles).</text:p>
      <text:p text:style-name="P3"/>
      <text:p text:style-name="P3">26/01/2016</text:p>
      <text:p text:style-name="P3"><text:tab/>•<text:tab/>Suppression des règles overlapRule pour flame et bomb car inutiles. Ainsi que overlapRule pour box et centerFlame, également inutile. + correction de la javadoc pour tout le package game (Jérémy)</text:p>
      <text:p text:style-name="P3"><text:tab/>•<text:tab/>Suppression du paramètre nbLife qui était toujours appelé avec 1 pour le constructeur de la configuration du jeu et ajout de ce 1 dans le super du constructeur. (Jérémy)</text:p>
      <text:p text:style-name="P3"><text:tab/>•<text:tab/>Correction de la javadoc pour la classe Player. (Jérémy)</text:p>
      <text:p text:style-name="P3"/>
      <text:p text:style-name="P3">28/01/2016</text:p>
      <text:p text:style-name="P3"><text:tab/>•<text:tab/>Correction bug d’affichage de la flamme centrale lors de l’explosion de la bombe (Kévin, Charles)</text:p>
      <text:p text:style-name="P3"><text:tab/>•<text:tab/>Ajout d’une méthode de test de end de la classe BombermanLevel (Kévin, Charles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